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="solid" draw:fill-color="#99ffcc" draw:textarea-vertical-align="middle"/>
    </style:style>
    <style:style style:name="gr4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4.601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outline1">
      <style:graphic-properties fo:min-height="19.251cm"/>
    </style:style>
    <style:style style:name="pr7" style:family="presentation" style:parent-style-name="Default-outline1">
      <style:graphic-properties fo:min-height="18.251cm"/>
    </style:style>
    <style:style style:name="pr8" style:family="presentation" style:parent-style-name="Default-outline1">
      <style:graphic-properties fo:min-height="14.101cm"/>
    </style:style>
    <style:style style:name="pr9" style:family="presentation" style:parent-style-name="Default-title">
      <style:graphic-properties fo:min-height="1.8cm"/>
    </style:style>
    <style:style style:name="pr10" style:family="presentation" style:parent-style-name="Default-outline1">
      <style:graphic-properties fo:min-height="16.373cm"/>
    </style:style>
    <style:style style:name="pr11" style:family="presentation" style:parent-style-name="Default-outline1">
      <style:graphic-properties fo:min-height="14.299cm"/>
    </style:style>
    <style:style style:name="pr12" style:family="presentation" style:parent-style-name="Default-outline1">
      <style:graphic-properties fo:min-height="15.161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's Cross Validation?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nd why do you care?</text:p>
            <text:p/>
            <text:p>Pythonforengineers.com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he problem of over fitting</text:span></text:p>
          </draw:text-box>
        </draw:frame>
        <draw:frame presentation:style-name="pr4" draw:text-style-name="P2" draw:layer="layout" svg:width="25.199cm" svg:height="14.601cm" svg:x="1.4cm" svg:y="4.914cm" presentation:class="outline" presentation:user-transformed="true">
          <draw:text-box>
            <text:p><text:span text:style-name="T2">You should know what over fitting is by now (Titanic intro video).</text:span></text:p>
            <text:p><text:span text:style-name="T2"/></text:p>
            <text:p><text:span text:style-name="T2">We have used Test train split to get around that.</text:span></text:p>
            <text:p><text:span text:style-name="T2"/></text:p>
            <text:p><text:span text:style-name="T2">However, it has a problem. It doesn't cope with all ca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oss Validation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I found the best explanation on the Stack Exchange sites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<text:a xlink:href="http://stats.stackexchange.com/questions/1826/cross-validation-in-plain-english">http://stats.stackexchange.com/questions/1826/cross-validation-in-plain-english</text:a>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2">I'll try to summarise the argum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2" draw:layer="layout" svg:width="25.199cm" svg:height="19.251cm" svg:x="1.4cm" svg:y="2.2cm" presentation:class="outline" presentation:user-transformed="true">
          <draw:text-box>
            <text:list text:style-name="L2">
              <text:list-item>
                <text:p><text:span text:style-name="T2">Say you are trying to find the best time to leave home to reach office.</text:span></text:p>
                <text:p><text:span text:style-name="T2"/></text:p>
              </text:list-item>
              <text:list-item>
                <text:p><text:span text:style-name="T2">You find 8am is the time with least traffic.</text:span></text:p>
                <text:p><text:span text:style-name="T2"/></text:p>
              </text:list-item>
              <text:list-item>
                <text:p><text:span text:style-name="T2">You try it 2-3 days, and it works!</text:span></text:p>
                <text:p><text:span text:style-name="T2"/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9cm" svg:height="18.251cm" svg:x="1.4cm" svg:y="1.2cm" presentation:class="outline" presentation:user-transformed="true">
          <draw:text-box>
            <text:list text:style-name="L2">
              <text:list-item>
                <text:p><text:span text:style-name="T2">Problem: On Thursdays and Fridays, 8am is the worst time to leave</text:span></text:p>
                <text:p><text:span text:style-name="T2"/></text:p>
              </text:list-item>
              <text:list-item>
                <text:p><text:span text:style-name="T2">You did not find out because you only tried 2-3 days of the week.</text:span></text:p>
                <text:p><text:span text:style-name="T2"/></text:p>
              </text:list-item>
              <text:list-item>
                <text:p><text:span text:style-name="T2">That's the problem with test train split: It depends heavily on how you break up the data</text:span></text:p>
                <text:p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what is CV?</text:p>
          </draw:text-box>
        </draw:frame>
        <draw:frame presentation:style-name="pr8" draw:text-style-name="P2" draw:layer="layout" svg:width="25.199cm" svg:height="14.101cm" svg:x="1.4cm" svg:y="4.914cm" presentation:class="outline" presentation:user-transformed="true">
          <draw:text-box>
            <text:list text:style-name="L2">
              <text:list-item>
                <text:p><text:span text:style-name="T2">The data is divided in multiple ways, and then statistical methods are used to find the average accuracy.</text:span></text:p>
                <text:p><text:span text:style-name="T2"/></text:p>
              </text:list-item>
              <text:list-item>
                <text:p><text:span text:style-name="T2">This can be used to compare efficiency of different machine learning algorithms.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4" draw:layer="layout" svg:width="25.199cm" svg:height="1.8cm" svg:x="1.4cm" svg:y="0.6cm" presentation:class="title" presentation:user-transformed="true">
          <draw:text-box>
            <text:p><text:span text:style-name="T4">K fold</text:span></text:p>
          </draw:text-box>
        </draw:frame>
        <draw:frame presentation:style-name="pr10" draw:text-style-name="P2" draw:layer="layout" svg:width="25.199cm" svg:height="16.373cm" svg:x="1.4cm" svg:y="2.4cm" presentation:class="outline" presentation:user-transformed="true">
          <draw:text-box>
            <text:list text:style-name="L2">
              <text:list-item>
                <text:p>Data is divided into multiple chunks of test- train splits</text:p>
              </text:list-item>
              <text:list-item>
                <text:p>The average accuracy is then used.</text:p>
                <text:p/>
                <text:p/>
              </text:list-item>
            </text:list>
          </draw:text-box>
        </draw:frame>
        <draw:rect draw:style-name="gr2" draw:text-style-name="P5" draw:layer="layout" svg:width="3.4cm" svg:height="2.2cm" svg:x="4.8cm" svg:y="9cm">
          <text:p text:style-name="P5">test</text:p>
        </draw:rect>
        <draw:rect draw:style-name="gr3" draw:text-style-name="P5" draw:layer="layout" svg:width="9.4cm" svg:height="2.2cm" svg:x="8.2cm" svg:y="9cm">
          <text:p text:style-name="P5">train</text:p>
        </draw:rect>
        <draw:rect draw:style-name="gr3" draw:text-style-name="P5" draw:layer="layout" svg:width="12.8cm" svg:height="2.2cm" svg:x="4.8cm" svg:y="12cm">
          <text:p text:style-name="P5"><text:s text:c="22"/>train</text:p>
        </draw:rect>
        <draw:rect draw:style-name="gr2" draw:text-style-name="P5" draw:layer="layout" svg:width="3.2cm" svg:height="2.2cm" svg:x="7.4cm" svg:y="12cm">
          <text:p text:style-name="P5">test</text:p>
        </draw:rect>
        <draw:rect draw:style-name="gr3" draw:text-style-name="P5" draw:layer="layout" svg:width="12.8cm" svg:height="2.2cm" svg:x="4.8cm" svg:y="15.2cm">
          <text:p text:style-name="P5"><text:s text:c="22"/>test</text:p>
        </draw:rect>
        <draw:rect draw:style-name="gr2" draw:text-style-name="P5" draw:layer="layout" svg:width="3.4cm" svg:height="2.2cm" svg:x="10.7cm" svg:y="15.2cm">
          <text:p text:style-name="P5">test</text:p>
        </draw:rect>
        <draw:rect draw:style-name="gr3" draw:text-style-name="P5" draw:layer="layout" svg:width="12.8cm" svg:height="2.2cm" svg:x="4.8cm" svg:y="18cm">
          <text:p text:style-name="P5">train</text:p>
        </draw:rect>
        <draw:rect draw:style-name="gr2" draw:text-style-name="P5" draw:layer="layout" svg:width="3.4cm" svg:height="2.2cm" svg:x="14.2cm" svg:y="18cm">
          <text:p text:style-name="P5">test</text:p>
        </draw:rect>
        <draw:frame draw:style-name="gr4" draw:text-style-name="P5" draw:layer="layout" svg:width="1.734cm" svg:height="0.964cm" svg:x="7.6cm" svg:y="16.036cm">
          <draw:text-box>
            <text:p text:style-name="P5">train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cv techniques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Random subsampling: Randomly select test and train splits</text:span></text:p>
              </text:list-item>
              <text:list-item>
                <text:p><text:span text:style-name="T2"><text:s/></text:span><text:span text:style-name="T2">Leave one out: A form of kfold, where only one sample is used as test. Requires a lot of iteratio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lecting Machine Learning algorithms</text:p>
          </draw:text-box>
        </draw:frame>
        <draw:frame presentation:style-name="pr11" draw:text-style-name="P4" draw:layer="layout" svg:width="25.199cm" svg:height="14.299cm" svg:x="1.4cm" svg:y="4.914cm" presentation:class="outline" presentation:user-transformed="true">
          <draw:text-box>
            <text:list text:style-name="L2">
              <text:list-item>
                <text:p><text:span text:style-name="T4">Traditional researchers spend days and days choosing algorithms. They look at a million factors, every minor detail</text:span></text:p>
              </text:list-item>
              <text:list-item>
                <text:p><text:span text:style-name="T4">Such work is usually not really needed.</text:span></text:p>
              </text:list-item>
              <text:list-item>
                <text:p><text:span text:style-name="T4">I was reading an article by a Kaggle winner- he just used Random Forest most of the time</text:span></text:p>
              </text:list-item>
              <text:list-item>
                <text:p><text:span text:style-name="T4">Prefer to spend time cleaning up the data, understanding the dat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ays to select ml algo</text:p>
          </draw:text-box>
        </draw:frame>
        <draw:frame presentation:style-name="pr12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Go through a big list, study every possible algo, create a pros/cons list.</text:p>
                <text:p><text:s text:c="31"/>OR</text:p>
              </text:list-item>
              <text:list-item>
                <text:p>Just choose 2-3 algorithms normally used in your domain, and let them fight it out!</text:p>
              </text:list-item>
              <text:list-item>
                <text:p>Using Cross Validation (as you guessed)</text:p>
                <text:p/>
              </text:list-item>
              <text:list-item>
                <text:p>Scikit is great, in that it allows you to try multiple algorithms with little effort (because the interface is similar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2-18T16:33:06.82</meta:creation-date>
    <dc:date>2015-12-19T16:51:43.86</dc:date>
    <meta:editing-duration>PT1H34M31S</meta:editing-duration>
    <meta:editing-cycles>15</meta:editing-cycles>
    <meta:generator>OpenOffice/4.1.2$Win32 OpenOffice.org_project/412m3$Build-9782</meta:generator>
    <meta:document-statistic meta:object-count="68"/>
  </office:meta>
</office:document-meta>
</file>